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Writer.write( java . lang . String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Writer.write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Writer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Writer.FilterWriter( java . io . Wri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